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fo:language="en" fo:country="US"/>
    </style:style>
    <style:style style:name="P2" style:family="paragraph" style:parent-style-name="Footer">
      <style:paragraph-properties fo:text-align="end" style:justify-single-word="false"/>
      <style:text-properties fo:color="#808080" fo:language="en" fo:country="US"/>
    </style:style>
    <style:style style:name="P3" style:family="paragraph" style:parent-style-name="Text_20_body">
      <style:text-properties fo:language="en" fo:country="US"/>
    </style:style>
    <style:style style:name="P4" style:family="paragraph" style:parent-style-name="Text_20_body">
      <style:text-properties style:font-name="Cambria" fo:font-size="10pt" fo:language="en" fo:country="US" style:font-size-asian="10pt" style:font-size-complex="10pt"/>
    </style:style>
    <style:style style:name="P5" style:family="paragraph" style:parent-style-name="Text_20_body">
      <style:text-properties style:font-name="Cambria" fo:font-size="10pt" style:font-size-asian="10pt" style:font-size-complex="10pt"/>
    </style:style>
    <style:style style:name="P6" style:family="paragraph" style:parent-style-name="Text_20_body">
      <style:text-properties style:font-name="Cambria"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text-properties fo:font-weight="bold" style:font-weight-asian="bold" style:font-weight-complex="bold"/>
    </style:style>
    <style:style style:name="P10" style:family="paragraph" style:parent-style-name="Standard" style:list-style-name="L2">
      <style:text-properties fo:font-weight="bold" style:font-weight-asian="bold" style:font-weight-complex="bold"/>
    </style:style>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2">
      <style:text-properties style:use-window-font-color="true" fo:font-weight="normal" style:font-weight-asian="normal" style:font-weight-complex="normal"/>
    </style:style>
    <style:style style:name="P16" style:family="paragraph" style:parent-style-name="Heading_20_1">
      <style:text-properties fo:language="en" fo:country="US"/>
    </style:style>
    <style:style style:name="P17" style:family="paragraph" style:parent-style-name="Heading_20_1">
      <style:paragraph-properties fo:break-before="page"/>
      <style:text-properties fo:language="en" fo:country="U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Heading_20_2">
      <style:text-properties fo:language="en" fo:country="U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style:font-name="Cambria"/>
    </style:style>
    <style:style style:name="T2" style:family="text">
      <style:text-properties style:font-name="Cambria" fo:font-size="10pt" style:font-size-asian="10pt" style:font-size-complex="10pt"/>
    </style:style>
    <style:style style:name="T3" style:family="text">
      <style:text-properties fo:language="en" fo:country="US"/>
    </style:style>
    <style:style style:name="T4" style:family="text">
      <style:text-properties fo:font-weight="normal" style:font-weight-asian="normal" style:font-weight-complex="normal"/>
    </style:style>
    <style:style style:name="T5" style:family="text">
      <style:text-properties fo:color="#800000" style:font-name="Cambria" fo:font-size="10pt" style:font-size-asian="10pt"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Rise of the Runelords</text:h>
      <text:p text:style-name="P4">GM Notes</text:p>
      <text:p text:style-name="P4"><text:date style:data-style-name="N37" text:date-value="2013-06-30T17:17:13.85">06/3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Rise of the Runelords<text:tab/>1</text:p>
          <text:p text:style-name="P19">General Notes<text:tab/>3</text:p>
          <text:p text:style-name="P19">General Tactics<text:tab/>4</text:p>
          <text:p text:style-name="P21">Al's Horse (Fane)<text:tab/>4</text:p>
          <text:p text:style-name="P19">7/12/13 Notes<text:tab/>5</text:p>
          <text:p text:style-name="P19">Maps<text:tab/>6</text:p>
          <text:p text:style-name="P21">Sandpoint<text:tab/>6</text:p>
        </text:index-body>
      </text:table-of-content>
      <text:p text:style-name="P3"/>
      <text:h text:style-name="P17" text:outline-level="1">General Notes</text:h>
      <text:list xml:id="list1017934985487306048" text:style-name="L1">
        <text:list-item>
          <text:p text:style-name="P7">5 years ago "Late Unpleasantness"</text:p>
        </text:list-item>
        <text:list-item>
          <text:p text:style-name="P7">Runelord Alaznist (Al az nist) – minor runewell of wrath</text:p>
        </text:list-item>
        <text:list-item>
          <text:p text:style-name="P7">Nightmares</text:p>
        </text:list-item>
        <text:list-item>
          <text:p text:style-name="P7">Lonjiku Kaijitsu (dead), noble threw his wife over the cliffs of his manor</text:p>
          <text:list>
            <text:list-item>
              <text:p text:style-name="P7">PCs found him encased in glass in glassworks</text:p>
            </text:list-item>
          </text:list>
        </text:list-item>
        <text:list-item>
          <text:p text:style-name="P7">Jervas Stoot (dead), eccentric who carved birds killed two dozen folks</text:p>
        </text:list-item>
        <text:list-item>
          <text:p text:style-name="P7">Nualia Tobyn, orphan raised by Ezakien Tobyn (prev religious leader), unearlthly beauty</text:p>
          <text:list>
            <text:list-item>
              <text:p text:style-name="P7">PCs know she is involved in the raids (journel entries)</text:p>
            </text:list-item>
            <text:list-item>
              <text:p text:style-name="P7">Hates Sandpoint and her "father" for how she was treated. Sandpoint thought she was gifted to cure the town. Her "father" wanted her to follow in his footsteps. Got pregnant- shunned by the town and "father". Baby was killed because it was deformed and horrific (born too close to the shrine of Lamashtu). Works with the Skinsaw Men. She burnt down the church w/ her "father" in it. Wants revenage on the town. Works under Erylium and directed by Lamashtu (god). She is in search of Malfeshnekor (goblin wolf) that will help her transform into monster.</text:p>
            </text:list-item>
            <text:list-item>
              <text:p text:style-name="P7">She is currently in Thistletop</text:p>
            </text:list-item>
          </text:list>
          <text:p text:style-name="P7"/>
        </text:list-item>
        <text:list-item>
          <text:p text:style-name="P7">[ ] Woodchuck should meet Gorvi (Half-Orc) or visit House of Blue Stones (Monks)</text:p>
        </text:list-item>
        <text:list-item>
          <text:p text:style-name="P7">[ ] El Guapo should meet <text:span text:style-name="T4">Ilsoari Gandethus (wizard)</text:span></text:p>
        </text:list-item>
        <text:list-item>
          <text:p text:style-name="P7">[ ] Al should visit Madame Mvashti's House (druid)</text:p>
        </text:list-item>
        <text:list-item>
          <text:p text:style-name="P7">[x] Thaolos should visit the Sandpoint <text:span text:style-name="T1">Cathedral</text:span></text:p>
        </text:list-item>
      </text:list>
      <text:p text:style-name="Standard"/>
      <text:list xml:id="list37325533" text:continue-numbering="true" text:style-name="L1">
        <text:list-item>
          <text:p text:style-name="P7">Elven names: <text:a xlink:type="simple" xlink:href="http://www.arwen-undomiel.com/elvish.html">http://www.arwen-undomiel.com/elvish.html</text:a></text:p>
        </text:list-item>
      </text:list>
      <text:h text:style-name="P16" text:outline-level="1"/>
      <text:h text:style-name="P17" text:outline-level="1">General Tactics</text:h>
      <text:list xml:id="list1574974113431656959" text:style-name="L2">
        <text:list-item>
          <text:p text:style-name="P15">Catching on Fire – 1d6 damage per round (Save Ends, DC 15 Reflex)</text:p>
        </text:list-item>
        <text:list-item>
          <text:p text:style-name="P15">Shooting or Throwing into a Melee – -4 to attack</text:p>
        </text:list-item>
        <text:list-item>
          <text:p text:style-name="P15">Attack of Opportunity – single melee attack, once per round</text:p>
        </text:list-item>
        <text:list-item>
          <text:p text:style-name="P15">Unarmed Strike Damage – 1d3 + STR (non-lethal, -4 to hit for lethal)</text:p>
        </text:list-item>
        <text:list-item>
          <text:p text:style-name="P15">Fighting Defensively (Standard Action) – Attack penalty -4, AC bonus +2 / round</text:p>
        </text:list-item>
        <text:list-item>
          <text:p text:style-name="P15">Total Defense (Standard Action) – Cannot attack, AC bonus +4 / round</text:p>
        </text:list-item>
        <text:list-item>
          <text:p text:style-name="P15">Casting on the Defensive (does not provoke) – DC 15 + double the spell's level</text:p>
        </text:list-item>
        <text:list-item>
          <text:p text:style-name="P15">Staggered – nonleathel damage = total HP, standard action or move action only</text:p>
        </text:list-item>
        <text:list-item>
          <text:p text:style-name="P15">Unconscious – nonleathel damage &gt; total HP</text:p>
        </text:list-item>
        <text:list-item>
          <text:p text:style-name="P15">Squeezing – half size, each square counts as 2, -4 attack, -4 AC</text:p>
        </text:list-item>
        <text:list-item>
          <text:p text:style-name="P15">Charge – at least 2 squares, double your speed, straight line, +2 Attack, -2 AC / round</text:p>
          <text:list>
            <text:list-item>
              <text:p text:style-name="P15">+2 CMB when combined with bull rush</text:p>
            </text:list-item>
          </text:list>
        </text:list-item>
        <text:list-item>
          <text:p text:style-name="P15">Falling – 1d6 damage per 10 feet</text:p>
        </text:list-item>
        <text:list-item>
          <text:p text:style-name="P15">Using a wand – Must ID the wand's spell, must be a class spell</text:p>
        </text:list-item>
        <text:list-item>
          <text:p text:style-name="P15">Surprise round – <text:s/>aware only one action, unaware no action and are flat-footed</text:p>
        </text:list-item>
        <text:list-item>
          <text:p text:style-name="P15">0 hit points – "disabled", only one action, attack causes 1 damage</text:p>
        </text:list-item>
        <text:list-item>
          <text:p text:style-name="P15">-1 hit points – "dying", unconscious, 1 damage a round</text:p>
        </text:list-item>
        <text:list-item>
          <text:p text:style-name="P15">CMD is affected by being flat-footed (no DEX)</text:p>
        </text:list-item>
        <text:list-item>
          <text:p text:style-name="P15">Hero Lab's character sheets take into account size modifiers</text:p>
        </text:list-item>
        <text:list-item>
          <text:p text:style-name="P15">SR – spell resistance, when an attack hits then 1d20 + CL &gt;= SR</text:p>
        </text:list-item>
        <text:list-item>
          <text:p text:style-name="P15">Handle Animal (<text:span text:style-name="T7">Companion)</text:span>:</text:p>
          <text:list>
            <text:list-item>
              <text:p text:style-name="P15">Handle (DC 10-4 = 6)- free action for Druids and Rangers</text:p>
            </text:list-item>
            <text:list-item>
              <text:p text:style-name="P15">Push (DC 25-4 = 21)- move action for Druids and Rangers</text:p>
            </text:list-item>
            <text:list-item>
              <text:p text:style-name="P15">Injuried Animal DC + 2</text:p>
            </text:list-item>
          </text:list>
        </text:list-item>
      </text:list>
      <text:p text:style-name="P9"/>
      <text:h text:style-name="Heading_20_2" text:outline-level="2">Al's Horse (Fane)</text:h>
      <text:list xml:id="list37327534" text:continue-numbering="true" text:style-name="L2">
        <text:list-item>
          <text:p text:style-name="P8"><text:span text:style-name="T6">Doesn't</text:span> know the following tricks (DC 21):</text:p>
          <text:list>
            <text:list-item>
              <text:p text:style-name="P10">Come</text:p>
            </text:list-item>
            <text:list-item>
              <text:p text:style-name="P8">Fetch</text:p>
            </text:list-item>
            <text:list-item>
              <text:p text:style-name="P8">Perform</text:p>
            </text:list-item>
            <text:list-item>
              <text:p text:style-name="P8">Seek</text:p>
            </text:list-item>
            <text:list-item>
              <text:p text:style-name="P10">Stay</text:p>
            </text:list-item>
            <text:list-item>
              <text:p text:style-name="P8">Work</text:p>
            </text:list-item>
          </text:list>
        </text:list-item>
        <text:list-item>
          <text:p text:style-name="P8">Horse should wonder around from time to time</text:p>
        </text:list-item>
      </text:list>
      <text:h text:style-name="P17" text:outline-level="1">7/12/13 Notes</text:h>
      <text:h text:style-name="P17" text:outline-level="1">Maps</text:h>
      <text:h text:style-name="P20" text:outline-level="2">Sandpoint</text:h>
      <text:p text:style-name="Text_20_body">Small Town / 1000 GP Base / Population 1240</text:p>
      <text:p text:style-name="P5"><text:span text:style-name="T3">(90% human, 3% halfling, 2% dwarf, 2% elf, 1% half-elf, </text:span>1% gnome, 1% half-orc)</text:p>
      <text:p text:style-name="P5"/>
      <text:p text:style-name="P6">Religious</text:p>
      <text:list xml:id="list1713465065764157945" text:style-name="L4">
        <text:list-item>
          <text:p text:style-name="P11">Sandpoint Cathedral: High Priest Abstalar Zantus</text:p>
        </text:list-item>
        <text:list-item>
          <text:p text:style-name="P11">Sandpoint Boneyard: Caretaker Naffer Vosk, north gate of the Cathedral</text:p>
        </text:list-item>
        <text:list-item>
          <text:p text:style-name="P11">House of Blue Stones (Monastery): Sabyl (saybull)</text:p>
        </text:list-item>
        <text:list-item>
          <text:p text:style-name="P11">Hannah's (Healer / Planned Parent Hood): Hannah Velerin</text:p>
        </text:list-item>
      </text:list>
      <text:p text:style-name="P6">Stores</text:p>
      <text:list xml:id="list7393552768909567685" text:style-name="L5">
        <text:list-item>
          <text:p text:style-name="P12">The Way North (Maps and Sea Charts): Owner Veznutt Parooh</text:p>
        </text:list-item>
        <text:list-item>
          <text:p text:style-name="P12">Jewler: Owner Maver Kesk</text:p>
        </text:list-item>
        <text:list-item>
          <text:p text:style-name="P12">Lockmisth: Owner Volioker Briskalber</text:p>
        </text:list-item>
        <text:list-item>
          <text:p text:style-name="P12">Rovanky Tannery (Hide and Leather Armor / Shields): Owner Larz Rovanky</text:p>
        </text:list-item>
        <text:list-item>
          <text:p text:style-name="P12">Red Dog Smithy: Owner Das Korvut (ryhms with rut)</text:p>
        </text:list-item>
        <text:list-item>
          <text:p text:style-name="P12">Savah's Armory: Owner Savah Bevaniky</text:p>
        </text:list-item>
        <text:list-item>
          <text:p text:style-name="P12">The Pullbug's Pantry (Medicine and Potions): Owner Aliver Podiker</text:p>
        </text:list-item>
        <text:list-item>
          <text:p text:style-name="P12">Sandpoint Glassworks (Factory): Owner Kaijitsu family</text:p>
        </text:list-item>
        <text:list-item>
          <text:p text:style-name="P12">Bottled Solutions (Potions): Owner Nisk Tander</text:p>
        </text:list-item>
        <text:list-item>
          <text:p text:style-name="P12">Sandpoint Savories (Bakery): Owner Alma Avertin (run by Arika and Aneka)</text:p>
        </text:list-item>
        <text:list-item>
          <text:p text:style-name="P12">The Curious Goblin (Expensive Bookstore): Owner Chask Haladan</text:p>
        </text:list-item>
        <text:list-item>
          <text:p text:style-name="P12">General Store: Owner Ven Vinder</text:p>
        </text:list-item>
        <text:list-item>
          <text:p text:style-name="P12">Verhan's Fine Clothing: Owner Rynshin Povalli</text:p>
        </text:list-item>
        <text:list-item>
          <text:p text:style-name="P12">Goblin Squash Stables: Owner Daviren Hosk</text:p>
        </text:list-item>
        <text:list-item>
          <text:p text:style-name="P12">Sandpoint Boutique: Owner Hayliss Korvaski</text:p>
        </text:list-item>
        <text:list-item>
          <text:p text:style-name="P12">The Feathered Serpent (Magic): Owner Vorvashali Voon</text:p>
        </text:list-item>
      </text:list>
      <text:p text:style-name="P6">Inn / Tavern</text:p>
      <text:list xml:id="list7590670520515001385" text:style-name="L6">
        <text:list-item>
          <text:p text:style-name="P13">The White Deer (Inn): Owner Garridan Viskalai</text:p>
          <text:list>
            <text:list-item>
              <text:p text:style-name="P13">Shoanti man, parents were part of the Shriikirri-Quah tribe</text:p>
            </text:list-item>
          </text:list>
        </text:list-item>
        <text:list-item>
          <text:p text:style-name="P13">Risa's Place (Tavern): Owner Risa Magravi (run by Besk, Lanalee and Vodger)</text:p>
        </text:list-item>
        <text:list-item>
          <text:p text:style-name="P13">Cracktooth's Tavern: Owner Jesk Berinni</text:p>
        </text:list-item>
        <text:list-item>
          <text:p text:style-name="P13">The Hagfish (Tavern / Games): Owner Jargie Quinn</text:p>
        </text:list-item>
        <text:list-item>
          <text:p text:style-name="P13">Two Knight Brewery: Owner Gaven Deverin</text:p>
        </text:list-item>
        <text:list-item>
          <text:p text:style-name="P13">The Rusty Dragon (Inn): Owner <text:s/>Ameiko Kaijitsu (ka jit su)</text:p>
        </text:list-item>
        <text:list-item>
          <text:p text:style-name="P13">The Pixie's Kitten (Brothel): Owner Kaye Tesarani</text:p>
        </text:list-item>
        <text:list-item>
          <text:p text:style-name="P13"><text:span text:style-name="T2">Fatman's Feedbag (Tavern / </text:span><text:span text:style-name="T5">Sczarni</text:span><text:span text:style-name="T2">): Run by Gressel Tenniwar (</text:span><text:span text:style-name="T5">owned by Jubrayl Vhiski</text:span><text:span text:style-name="T2">)</text:span></text:p>
        </text:list-item>
      </text:list>
      <text:p text:style-name="P6">Guilds</text:p>
      <text:list xml:id="list4578330500930263293" text:style-name="L7">
        <text:list-item>
          <text:p text:style-name="P14">Carpenter's Guild: Guildmaster Aesrick (acerick) Battlehorn</text:p>
        </text:list-item>
        <text:list-item>
          <text:p text:style-name="P14">Grocer's Hall (Market): Guildmaster Olmur Danvak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size="10pt" fo:language="zxx" fo:country="none" style:font-size-asian="10pt" style:language-asian="zxx" style:country-asian="none" style:font-size-complex="10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fo:language="en" fo:country="US"/>
    </style:style>
    <style:style style:name="MP2" style:family="paragraph" style:parent-style-name="Footer">
      <style:paragraph-properties fo:text-align="end" style:justify-single-word="false"/>
      <style:text-properties fo:color="#808080"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se of the Runelords – GM Notes</text:p>
      </style:header>
      <style:footer>
        <text:p text:style-name="MP2"><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6M9S</meta:editing-duration>
    <meta:editing-cycles>165</meta:editing-cycles>
    <meta:generator>OpenOffice.org/3.4$Win32 OpenOffice.org_project/340m1$Build-9590</meta:generator>
    <dc:date>2013-06-30T17:17:13.83</dc:date>
    <dc:creator>Nick Derevjanik</dc:creator>
    <meta:document-statistic meta:table-count="0" meta:image-count="0" meta:object-count="0" meta:page-count="6" meta:paragraph-count="103" meta:word-count="886" meta:character-count="4908"/>
    <meta:user-defined meta:name="Info 1"/>
    <meta:user-defined meta:name="Info 2"/>
    <meta:user-defined meta:name="Info 3"/>
    <meta:user-defined meta:name="Info 4"/>
  </office:meta>
</office:document-meta>
</file>